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2C3B4A50CD1E9A4AF7.png" manifest:media-type="image/png"/>
  <manifest:file-entry manifest:full-path="Pictures/100002010000027D0000012BAAB0F67F215A46FC.png" manifest:media-type="image/png"/>
  <manifest:file-entry manifest:full-path="Pictures/100002010000010F00000120A317EC2A9103EA00.png" manifest:media-type="image/png"/>
  <manifest:file-entry manifest:full-path="Pictures/1000000000000649000003960AAEA0393A9452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21cm, 14.121cm, 2.153cm, 4.11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.8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191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Dashed_20__28_var_29_" svg:stroke-width="0.08cm" svg:stroke-color="#004586" draw:marker-start="" draw:marker-start-width="0.38cm" draw:marker-start-center="false" draw:marker-end="" draw:marker-end-width="0.38cm" draw:marker-end-center="false" draw:stroke-linejoin="round" svg:stroke-linecap="round" draw:fill="solid" draw:fill-color="#0066cc" draw:secondary-fill-color="#d4ea6b" draw:opacity="100%" draw:textarea-horizontal-align="right" draw:textarea-vertical-align="middle" draw:auto-grow-height="false" draw:fit-to-size="false" style:shrink-to-fit="false" fo:min-height="3.081cm" fo:min-width="3.028cm" fo:padding-top="0.155cm" fo:padding-bottom="0.155cm" fo:padding-left="0.275cm" fo:padding-right="0.275cm" fo:wrap-option="wrap" draw:shadow="hidden" draw:shadow-offset-x="0.071cm" draw:shadow-offset-y="0.071cm" draw:shadow-color="#33cc66" draw:shadow-opacity="100%"/>
      <style:paragraph-properties style:writing-mode="lr-tb"/>
    </style:style>
    <style:style style:name="gr6" style:family="graphic" style:parent-style-name="standard">
      <style:graphic-properties draw:stroke="solid" draw:stroke-dash="Dashed_20__28_var_29_" svg:stroke-width="0.08cm" svg:stroke-color="#ff420e" draw:marker-start="" draw:marker-start-width="0.38cm" draw:marker-start-center="false" draw:marker-end="" draw:marker-end-width="0.38cm" draw:marker-end-center="false" draw:stroke-linejoin="round" svg:stroke-linecap="round" draw:fill="solid" draw:fill-color="#ff950e" draw:secondary-fill-color="#d4ea6b" draw:opacity="100%" draw:textarea-horizontal-align="left" draw:textarea-vertical-align="middle" draw:auto-grow-height="false" draw:fit-to-size="false" style:shrink-to-fit="false" fo:min-height="2.202cm" fo:min-width="3.474cm" fo:padding-top="0.155cm" fo:padding-bottom="0.155cm" fo:padding-left="0.275cm" fo:padding-right="0.275cm" fo:wrap-option="wrap" draw:shadow="hidden" draw:shadow-offset-x="0.071cm" draw:shadow-offset-y="0.071cm" draw:shadow-color="#2a6099" draw:shadow-opacity="100%"/>
      <style:paragraph-properties style:writing-mode="lr-tb"/>
    </style:style>
    <style:style style:name="gr7" style:family="graphic" style:parent-style-name="standard">
      <style:graphic-properties draw:stroke="none" draw:fill="none" fo:min-height="0.738cm"/>
      <style:paragraph-properties style:writing-mode="lr-tb"/>
    </style:style>
    <style:style style:name="gr8" style:family="graphic" style:parent-style-name="standard">
      <style:graphic-properties svg:stroke-width="0.08cm" svg:stroke-color="#004586" draw:marker-start-width="0.32cm" draw:marker-end-width="0.32cm" draw:fill-color="#0066cc" draw:textarea-vertical-align="middle" draw:auto-grow-height="false" fo:min-height="3.47cm" fo:min-width="4.72cm" fo:padding-top="0.165cm" fo:padding-bottom="0.165cm" fo:padding-left="0.29cm" fo:padding-right="0.29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0066c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ff950e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text-align="end"/>
      <style:text-properties fo:font-size="10pt" fo:font-style="normal" fo:font-weight="bold"/>
    </style:style>
    <style:style style:name="P10" style:family="paragraph">
      <loext:graphic-properties draw:fill="none"/>
      <style:paragraph-properties fo:text-align="end" style:writing-mode="lr-tb"/>
      <style:text-properties fo:font-size="10pt" fo:font-style="normal" fo:font-weight="bold"/>
    </style:style>
    <style:style style:name="P11" style:family="paragraph">
      <loext:graphic-properties draw:fill-color="#0066cc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0pt" fo:font-style="normal" fo:font-weight="bold"/>
    </style:style>
    <style:style style:name="T7" style:family="text">
      <style:text-properties style:font-name="MathJax_SansSerif1" fo:font-size="10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932cm" svg:height="6.799cm" svg:x="18.1cm" svg:y="8.7cm">
          <draw:image xlink:href="Pictures/1000000000000649000003960AAEA0393A9452A8.png" xlink:type="simple" xlink:show="embed" xlink:actuate="onLoad" draw:mime-type="image/png">
            <text:p/>
          </draw:image>
        </draw:frame>
        <draw:g>
          <draw:frame draw:style-name="gr2" draw:text-style-name="P4" draw:layer="layout" svg:width="2.339cm" svg:height="1.238cm" svg:x="13cm" svg:y="13.296cm">
            <draw:text-box>
              <text:p text:style-name="P2"><text:span text:style-name="T1">Average</text:span></text:p>
              <text:p text:style-name="P3"><text:span text:style-name="T2">1d</text:span><text:span text:style-name="T3"> and </text:span><text:span text:style-name="T2">2d</text:span></text:p>
            </draw:text-box>
          </draw:frame>
          <draw:frame draw:style-name="gr3" draw:text-style-name="P4" draw:layer="layout" svg:width="2.691cm" svg:height="1.238cm" svg:x="16.209cm" svg:y="13.366cm">
            <draw:text-box>
              <text:p><text:span text:style-name="T1">Calibrate </text:span></text:p>
              <text:p text:style-name="P3"><text:span text:style-name="T2">3d </text:span><text:span text:style-name="T3">geometry</text:span></text:p>
            </draw:text-box>
          </draw:frame>
        </draw:g>
        <draw:frame draw:style-name="gr4" draw:text-style-name="P1" draw:layer="layout" svg:width="5.166cm" svg:height="5.662cm" svg:x="14.1cm" svg:y="3.8cm">
          <draw:image xlink:href="Pictures/100002010000010F00000120A317EC2A9103EA00.png" xlink:type="simple" xlink:show="embed" xlink:actuate="onLoad" draw:mime-type="image/png">
            <text:p/>
          </draw:image>
        </draw:frame>
        <draw:frame draw:style-name="gr4" draw:text-style-name="P1" draw:layer="measurelines" svg:width="8.9cm" svg:height="4.177cm" svg:x="3.8cm" svg:y="12.492cm">
          <draw:image xlink:href="Pictures/100002010000027D0000012BAAB0F67F215A46FC.png" xlink:type="simple" xlink:show="embed" xlink:actuate="onLoad" draw:mime-type="image/png">
            <text:p/>
          </draw:image>
        </draw:frame>
        <draw:frame draw:style-name="gr4" draw:text-style-name="P1" draw:layer="measurelines" svg:width="8.677cm" svg:height="4.192cm" svg:x="3.912cm" svg:y="8.3cm">
          <draw:image xlink:href="Pictures/100002010000026D0000012C3B4A50CD1E9A4AF7.png" xlink:type="simple" xlink:show="embed" xlink:actuate="onLoad" draw:mime-type="image/png">
            <text:p/>
          </draw:image>
        </draw:frame>
        <draw:g>
          <draw:custom-shape draw:name="Shadow-blue" draw:style-name="gr5" draw:text-style-name="P6" draw:layer="layout" svg:width="3.577cm" svg:height="3.39cm" svg:x="4.523cm" svg:y="4.5cm">
            <text:p text:style-name="P5"><text:span text:style-name="T4">Py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Shadow-blue_0" draw:style-name="gr6" draw:text-style-name="P8" draw:layer="layout" svg:width="4.023cm" svg:height="2.511cm" svg:x="8.277cm" svg:y="4.5cm">
            <text:p text:style-name="P7"><text:span text:style-name="T5">FAI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frame draw:style-name="gr7" draw:text-style-name="P10" draw:layer="layout" svg:width="7.9cm" svg:height="0.988cm" svg:x="4.9cm" svg:y="7.19cm">
            <draw:text-box>
              <text:p text:style-name="P9"><text:span text:style-name="T6">Fast </text:span><text:span text:style-name="T7">Azimuthal Integration</text:span></text:p>
            </draw:text-box>
          </draw:frame>
        </draw:g>
        <draw:custom-shape draw:style-name="gr8" draw:text-style-name="P11" draw:layer="layout" svg:width="5.3cm" svg:height="3.8cm" svg:x="13.3cm" svg:y="9.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8cm" presentation:class="title" presentation:placeholder="true">
        <draw:text-box/>
      </draw:frame>
      <draw:frame presentation:style-name="Standard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8T16:51:33.005714655</meta:creation-date>
    <dc:date>2021-01-18T09:28:10.687183026</dc:date>
    <meta:editing-duration>PT8H20M12S</meta:editing-duration>
    <meta:editing-cycles>10</meta:editing-cycles>
    <meta:generator>LibreOffice/7.0.4.2$Linux_X86_64 LibreOffice_project/00$Build-2</meta:generator>
    <meta:document-statistic meta:object-count="32"/>
  </office:meta>
</office:document-meta>
</file>